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4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3">
      <style:paragraph-properties fo:text-align="justify" style:justify-single-word="false"/>
    </style:style>
    <style:style style:name="P12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ra PaCa</text:p>
      <text:p text:style-name="P7"/>
      <text:p text:style-name="P9">Celem projektu było napisanie gry która jest mocno zmodyfikowaną wersją gry w statki. </text:p>
      <text:p text:style-name="P9"/>
      <text:p text:style-name="P2">I. Cele Gry:</text:p>
      <text:p text:style-name="P10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2">II. Interfejs użytkownika i zasady:</text:p>
      <text:p text:style-name="P10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10"><text:tab/>Aktualna pozycja gracza wyświetla się w lewym dolnym rogu okna gry, wszystkie zdarzenia o których informuje serwer wyświetlają się w prawym dolnym rogu okna gry.</text:p>
      <text:p text:style-name="Standard"/>
      <text:p text:style-name="P2">III. Założenia gry:</text:p>
      <text:p text:style-name="P10"><text:tab/>Przed rozpoczęciem gry jeden gracz musi się połączyć z serwerem i utworzyć nową <text:line-break/>grę, ustawiając między innymi wielkość planszy.</text:p>
      <text:p text:style-name="P10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10"/>
      <text:p text:style-name="P4">IV. Architektura:</text:p>
      <text:list xml:id="list1297879878" text:style-name="L9">
        <text:list-item>
          <text:p text:style-name="P5">Serwer:</text:p>
        </text:list-item>
      </text:list>
      <text:p text:style-name="P10"><text:tab/>Serwer gry jest napisany w technologii .net 2.0 w języku C#</text:p>
      <text:list xml:id="list993499045" text:continue-numbering="true" text:style-name="L9">
        <text:list-item>
          <text:p text:style-name="P5">Klient:</text:p>
        </text:list-item>
      </text:list>
      <text:p text:style-name="P10"><text:tab/>Klient gry pisany jest w języku C++ z wykorzystaniem następujących bibliotek:</text:p>
      <text:list xml:id="list2167720217" text:style-name="L13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10"/>
      <text:p text:style-name="P4">V. Wymagania</text:p>
      <text:list xml:id="list315647166" text:style-name="L14">
        <text:list-item>
          <text:p text:style-name="P6">Serwer:</text:p>
        </text:list-item>
      </text:list>
      <text:p text:style-name="P10"><text:tab/>Serwer powinien działać zarówno na systemach z rodziny Windowsa (wymagane .net 2.0) <text:s/>jak i na systemach Uniksowych (wymagane mono 2.0)</text:p>
      <text:list xml:id="list2134651193" text:continue-numbering="true" text:style-name="L14">
        <text:list-item>
          <text:p text:style-name="P6">Klient:</text:p>
        </text:list-item>
      </text:list>
      <text:p text:style-name="P10"><text:tab/>Klient będzie działać na Systemach obsługiwanych przez biblioteki SDL i Boost czyli między innymi Unix/Linuks/Windows i innych. </text:p>
      <text:p text:style-name="P12"/>
      <text:p text:style-name="P8">VI. Protokół PaCa:</text:p>
      <text:list xml:id="list762021915" text:style-name="L1">
        <text:list-item>
          <text:p text:style-name="P3">Polecenia:</text:p>
          <text:list>
            <text:list-item>
              <text:p text:style-name="P3">Polecenia Klienta:</text:p>
              <text:list>
                <text:list-item>
                  <text:p text:style-name="P1"><text:span text:style-name="T1">CRE </text:span>[nazwa_gry] [plansza_x] [plansza_y] [wersja_klienta] # // Tworzenie Gry<text:line-break/> o nazwie [nazwa_gry] przez gracza o rozmiarach [plansza_x] [plansza_y]</text:p>
                </text:list-item>
                <text:list-item>
                  <text:p text:style-name="P1"><text:span text:style-name="T1">CON</text:span> [nazwa_gry] [wersja_klienta] # // Podłącza gracza do gry o nazwie [nazwa_gry]</text:p>
                </text:list-item>
                <text:list-item>
                  <text:p text:style-name="P1"><text:span text:style-name="T1">SET</text:span> [id_polecenia] [id_klienta] [nowa_pozycja_x] [nowa_pozycja_y] # // Ustawia <text:soft-page-break/>gracza na pozycji [nowa_pozycja_x] [nowa_pozycja_y]</text:p>
                </text:list-item>
                <text:list-item>
                  <text:p text:style-name="P1"><text:span text:style-name="T1">MOV</text:span> [id_polecenia] [id_klienta] [kierunek] # // Porusza gracza</text:p>
                </text:list-item>
                <text:list-item>
                  <text:p text:style-name="P1"><text:span text:style-name="T1">SHO</text:span> [id_polecenia] [id_klienta] <text:s/>[poz_x] [poz_y] # //</text:p>
                </text:list-item>
                <text:list-item>
                  <text:p text:style-name="P1"><text:span text:style-name="T1">PTS</text:span> [id_polecenia] [id_klienta]# // Prośba o podanie punktacji gracza</text:p>
                </text:list-item>
                <text:list-item>
                  <text:p text:style-name="P1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3">Odpowiedzi serwera:</text:p>
              <text:list>
                <text:list-item>
                  <text:p text:style-name="P1">Dla <text:span text:style-name="T1">CRE:</text:span></text:p>
                  <text:list>
                    <text:list-item>
                      <text:p text:style-name="P1"><text:span text:style-name="T1">OK</text:span> [id_klienta] [wersja_serwera] #</text:p>
                    </text:list-item>
                    <text:list-item>
                      <text:p text:style-name="P1"><text:span text:style-name="T1">NO</text:span> [kod_bledu] #</text:p>
                    </text:list-item>
                  </text:list>
                </text:list-item>
                <text:list-item>
                  <text:p text:style-name="P1">Dla <text:span text:style-name="T1">CON</text:span>:</text:p>
                  <text:list>
                    <text:list-item>
                      <text:p text:style-name="P1"><text:span text:style-name="T1">OK</text:span> [id_klienta] [wersja_serwera] [plansza_x] [plansza_y] #</text:p>
                    </text:list-item>
                    <text:list-item>
                      <text:p text:style-name="P1"><text:span text:style-name="T1">NO</text:span> [kod_bledu] #</text:p>
                    </text:list-item>
                  </text:list>
                </text:list-item>
                <text:list-item>
                  <text:p text:style-name="P1">Dla <text:span text:style-name="T1">SET</text:span>:</text:p>
                  <text:list>
                    <text:list-item>
                      <text:p text:style-name="P1"><text:span text:style-name="T1">OK</text:span> [id_polecenia] #</text:p>
                    </text:list-item>
                    <text:list-item>
                      <text:p text:style-name="P1"><text:span text:style-name="T1">NO</text:span> [id_polecenia] [kod_bledu] #</text:p>
                    </text:list-item>
                  </text:list>
                </text:list-item>
                <text:list-item>
                  <text:p text:style-name="P1">Dla <text:span text:style-name="T1">MOV</text:span>:</text:p>
                  <text:list>
                    <text:list-item>
                      <text:p text:style-name="P1"><text:span text:style-name="T1">OK</text:span> [id_polecenia] [numer_odpowiedzi]] &lt;[x] [y] &lt;[x] [y]&gt;&gt; #</text:p>
                    </text:list-item>
                    <text:list-item>
                      <text:p text:style-name="P1"><text:span text:style-name="T1">NO</text:span> [id_polecenia] [kod_bledu] #</text:p>
                    </text:list-item>
                  </text:list>
                </text:list-item>
                <text:list-item>
                  <text:p text:style-name="P1">Dla <text:span text:style-name="T1">SHO</text:span>:</text:p>
                  <text:list>
                    <text:list-item>
                      <text:p text:style-name="P1"><text:span text:style-name="T1">OK</text:span> [id_polecenia] [id_odpowiedzi] &lt;[x][y]&lt;[x][y]&lt;[x][y]&gt;&gt;&gt; #</text:p>
                    </text:list-item>
                    <text:list-item>
                      <text:p text:style-name="P1"><text:span text:style-name="T1">NO</text:span> [id_polecenia] [kod_bledu]</text:p>
                    </text:list-item>
                  </text:list>
                </text:list-item>
                <text:list-item>
                  <text:p text:style-name="P3"><text:span text:style-name="T2">Dla </text:span>PTS:</text:p>
                  <text:list>
                    <text:list-item>
                      <text:p text:style-name="P1"><text:span text:style-name="T1">OK</text:span> [id_polecenia] [punkty] [pozycja]#</text:p>
                    </text:list-item>
                    <text:list-item>
                      <text:p text:style-name="P1"><text:span text:style-name="T1">NO</text:span> [id_polecenia] [kod_bledu]#</text:p>
                    </text:list-item>
                  </text:list>
                </text:list-item>
                <text:list-item>
                  <text:p text:style-name="P1">Dla <text:span text:style-name="T1">GET</text:span></text:p>
                  <text:list>
                    <text:list-item>
                      <text:p text:style-name="P1"><text:span text:style-name="T1">OK </text:span><text:span text:style-name="T2">[id_polecenia] [pozycja_x] [pozycja_y]#</text:span></text:p>
                    </text:list-item>
                    <text:list-item>
                      <text:p text:style-name="P3">NO <text:span text:style-name="T2">[id_polecenia]#</text:span></text:p>
                    </text:list-item>
                  </text:list>
                </text:list-item>
              </text:list>
            </text:list-item>
            <text:list-item>
              <text:p text:style-name="P3">Informacje od serwera:</text:p>
              <text:list>
                <text:list-item>
                  <text:p text:style-name="P1"><text:span text:style-name="T1">WIN</text:span> #– Informacja dla gracza że wygrał grę</text:p>
                </text:list-item>
                <text:list-item>
                  <text:p text:style-name="P1"><text:span text:style-name="T1">LOSE</text:span> #– Informacja dla gracza że przegrał grę</text:p>
                </text:list-item>
                <text:list-item>
                  <text:p text:style-name="P1"><text:span text:style-name="T1">CLS</text:span> [x] [y] #– Strzał w pobliżu na pozycję x,y</text:p>
                </text:list-item>
                <text:list-item>
                  <text:p text:style-name="P1"><text:span text:style-name="T1">NES</text:span> [x] [y] &lt;[x] [y]&gt; # - Pojawił się statek w pobliżu na pozycji/ach x,y</text:p>
                </text:list-item>
              </text:list>
            </text:list-item>
            <text:list-item>
              <text:p text:style-name="P1"><text:span text:style-name="T1">Opisy zmiennych</text:span>:</text:p>
              <text:list>
                <text:list-item>
                  <text:p text:style-name="P1"><text:span text:style-name="T1">[nazwa_gry]</text:span> – Nazwa pod którą gra ma zostać utworzona/ do której gracz chce dołączyć</text:p>
                </text:list-item>
                <text:list-item>
                  <text:p text:style-name="P1"><text:span text:style-name="T1">[plansza_x] [plansza_y]</text:span> – Wielkość planszy tworzonej na serwerze</text:p>
                </text:list-item>
                <text:list-item>
                  <text:p text:style-name="P1"><text:span text:style-name="T1">[wersja_klienta]</text:span> – Wersja klienta</text:p>
                </text:list-item>
                <text:list-item>
                  <text:p text:style-name="P1"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"><text:span text:style-name="T1">[id_klienta]</text:span> – Id klienta informująca serwer który gracz wykonuje ruch (serwer nadaje podczas łączenia)</text:p>
                </text:list-item>
                <text:list-item>
                  <text:p text:style-name="P1"><text:span text:style-name="T1">[nowa_pozycja_x] [nowa_pozycja_y] </text:span>– Pozycja na którą statek ma się przemieścić/ustawić</text:p>
                </text:list-item>
                <text:list-item>
                  <text:p text:style-name="P3">[pozycja_x] [pozycja_y] –<text:span text:style-name="T2"> Pozycja na której znajduje się gracz</text:span></text:p>
                </text:list-item>
                <text:list-item>
                  <text:p text:style-name="P1"><text:span text:style-name="T1">[kod_bledu] </text:span>– Kod informujący o błędzie</text:p>
                </text:list-item>
                <text:list-item>
                  <text:p text:style-name="P1"><text:span text:style-name="T1">[numer_odpowiedzi] </text:span>– Informacja o sytuacjach zaistniałych podczas ruchu</text:p>
                </text:list-item>
                <text:list-item>
                  <text:p text:style-name="P1"><text:span text:style-name="T1">[id_odpowiedzi]</text:span> – Informacja o sytuacjach zaistniałych podczas strzału</text:p>
                </text:list-item>
                <text:list-item>
                  <text:p text:style-name="P1"><text:span text:style-name="T1">[x][y] </text:span>– Pozycja statku przeciwnika</text:p>
                </text:list-item>
                <text:list-item>
                  <text:p text:style-name="P1"><text:span text:style-name="T1">[kierunek]</text:span> – Kierunek ruchu</text:p>
                </text:list-item>
                <text:list-item>
                  <text:p text:style-name="P1"><text:span text:style-name="T1">[punkty]</text:span> – Ilość punktów wysłanych graczowi przez serwer</text:p>
                </text:list-item>
              </text:list>
            </text:list-item>
            <text:list-item>
              <text:p text:style-name="P1">Kody:</text:p>
              <text:list>
                <text:list-item>
                  <text:p text:style-name="P1"><text:soft-page-break/><text:span text:style-name="T1">[kod_bledu]:</text:span></text:p>
                  <text:list>
                    <text:list-item>
                      <text:p text:style-name="P1"><text:span text:style-name="T1">100</text:span> – Błędne polecenie</text:p>
                    </text:list-item>
                    <text:list-item>
                      <text:p text:style-name="P1"><text:span text:style-name="T1">101</text:span> – Niemożliwy ruch</text:p>
                    </text:list-item>
                    <text:list-item>
                      <text:p text:style-name="P1"><text:span text:style-name="T1">102</text:span> – Niemożliwy strzał</text:p>
                    </text:list-item>
                    <text:list-item>
                      <text:p text:style-name="P1"><text:span text:style-name="T1">103</text:span> – Nieoczekiwany błąd</text:p>
                    </text:list-item>
                    <text:list-item>
                      <text:p text:style-name="P1"><text:span text:style-name="T1">104</text:span> – Nieobsługiwana wersja klienta</text:p>
                    </text:list-item>
                  </text:list>
                </text:list-item>
                <text:list-item>
                  <text:p text:style-name="P3">[id_odpowiedzi]</text:p>
                  <text:list>
                    <text:list-item>
                      <text:p text:style-name="P1"><text:span text:style-name="T1">200</text:span> – Chybiony strzał, w pobliżu nie ma innych statków</text:p>
                    </text:list-item>
                    <text:list-item>
                      <text:p text:style-name="P1"><text:span text:style-name="T1">201</text:span> – Trafiony</text:p>
                    </text:list-item>
                    <text:list-item>
                      <text:p text:style-name="P1"><text:span text:style-name="T1">202</text:span> – Strzał blisko innego statku</text:p>
                    </text:list-item>
                  </text:list>
                </text:list-item>
                <text:list-item>
                  <text:p text:style-name="P3">[numer_odpowiedzi]</text:p>
                  <text:list>
                    <text:list-item>
                      <text:p text:style-name="P1"><text:span text:style-name="T1">300</text:span> – Można się ruszyć, nie ma statku</text:p>
                    </text:list-item>
                    <text:list-item>
                      <text:p text:style-name="P1"><text:span text:style-name="T1">301</text:span> – Można się ruszyć, jest statek</text:p>
                    </text:list-item>
                  </text:list>
                </text:list-item>
                <text:list-item>
                  <text:p text:style-name="P3">[kierunek]</text:p>
                  <text:list>
                    <text:list-item>
                      <text:p text:style-name="P1"><text:span text:style-name="T1">0</text:span> – Brak ruchu</text:p>
                    </text:list-item>
                    <text:list-item>
                      <text:p text:style-name="P1"><text:span text:style-name="T1">1</text:span> – Góra</text:p>
                    </text:list-item>
                    <text:list-item>
                      <text:p text:style-name="P1"><text:span text:style-name="T1">2</text:span> – Prawo</text:p>
                    </text:list-item>
                    <text:list-item>
                      <text:p text:style-name="P1"><text:span text:style-name="T1">3</text:span> – Dół</text:p>
                    </text:list-item>
                    <text:list-item>
                      <text:p text:style-name="P1"><text:span text:style-name="T1">4</text:span> - Lewo</text:p>
                    </text:list-item>
                  </text:list>
                </text:list-item>
              </text:list>
            </text:list-item>
            <text:list-item>
              <text:p text:style-name="P3">Uwagi:</text:p>
              <text:list>
                <text:list-item>
                  <text:p text:style-name="P1"><text:span text:style-name="T1">[ ] </text:span>- Zmienne wymagane</text:p>
                </text:list-item>
                <text:list-item>
                  <text:p text:style-name="P1"><text:span text:style-name="T1">&lt; &gt;</text:span>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12T17:16:13</dc:date>
    <meta:editing-duration>PT01H36M45S</meta:editing-duration>
    <meta:editing-cycles>13</meta:editing-cycles>
    <meta:generator>OpenOffice.org/3.0$Linux OpenOffice.org_project/300m15$Build-9379</meta:generator>
    <meta:document-statistic meta:table-count="0" meta:image-count="0" meta:object-count="0" meta:page-count="3" meta:paragraph-count="97" meta:word-count="794" meta:character-count="4984"/>
    <meta:user-defined meta:name="Informacja 1"/>
    <meta:user-defined meta:name="Informacja 2"/>
    <meta:user-defined meta:name="Informacja 3"/>
    <meta:user-defined meta:name="Informacja 4"/>
  </office:meta>
</office:document-meta>
</file>